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25-03-1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24-03-26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23-03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21-03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20-03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19-03-2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18-03-2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17-03-14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16-03-2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15-03-1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14-03-0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13-03-12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12-03-2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11-03-2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10-03-0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0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07-03-1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0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0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0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0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200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9-11-08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9-03-0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7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1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6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8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5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3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5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4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923111295801</text:p>
          </table:table-cell>
          <table:table-cell office:value-type="string" calcext:value-type="string">
            <text:p>(D-15- 4)29bac- 1</text:p>
          </table:table-cell>
          <table:table-cell office:value-type="string" calcext:value-type="string">
            <text:p>193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74" meta:object-count="0"/>
    <meta:user-defined meta:name="AppVersion">3.0</meta:user-defined>
  </office:meta>
</office:document-meta>
</file>